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Arial" svg:font-family="Arial"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aufgabe">
      <style:text-properties fo:font-weight="bold" style:font-weight-asian="bold"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999cm" style:type="right" style:leader-style="dotted" style:leader-text="."/>
        </style:tab-stops>
      </style:paragraph-properties>
    </style:style>
    <style:style style:name="P5" style:family="paragraph" style:parent-style-name="aufgabe" style:list-style-name="List_20_3"/>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3">1. String, Texte verarbeiten<text:tab/>1</text:p>
          <text:p text:style-name="P4"><text:a xlink:type="simple" xlink:href="#1.1.Strings definieren und verwenden|outline" text:style-name="Internet_20_link" text:visited-style-name="Internet_20_link">1.1. </text:a>Strings definieren und verwenden<text:tab/>1</text:p>
          <text:p text:style-name="P4"><text:a xlink:type="simple" xlink:href="#1.2.Konvertierungen: String zu int,float,... und umgekehrt|outline" text:style-name="Internet_20_link" text:visited-style-name="Internet_20_link">1.2. </text:a>Konvertierungen: String zu int,float,... und umgekehrt<text:tab/>2</text:p>
          <text:p text:style-name="P4"><text:a xlink:type="simple" xlink:href="#1.3.Konvertierung: Strings in char-Arrays mit toCharArray()|outline" text:style-name="Internet_20_link" text:visited-style-name="Internet_20_link">1.3. </text:a>Konvertierung: Strings in char-Arrays mit toCharArray()<text:tab/>2</text:p>
          <text:p text:style-name="P4"><text:a xlink:type="simple" xlink:href="#1.4.Stringverkettung mit +|outline" text:style-name="Internet_20_link" text:visited-style-name="Internet_20_link">1.4. </text:a>Stringverkettung mit +<text:tab/>2</text:p>
          <text:p text:style-name="P4"><text:a xlink:type="simple" xlink:href="#1.5.Stringlänge ermitteln|outline" text:style-name="Internet_20_link" text:visited-style-name="Internet_20_link">1.5. </text:a>Stringlänge ermitteln<text:tab/>3</text:p>
          <text:p text:style-name="P4"><text:a xlink:type="simple" xlink:href="#1.6.Auf einzelne Stringbereiche zugreifen|outline" text:style-name="Internet_20_link" text:visited-style-name="Internet_20_link">1.6. </text:a>Auf einzelne Stringbereiche zugreifen<text:tab/>3</text:p>
          <text:p text:style-name="P4"><text:a xlink:type="simple" xlink:href="#1.7.Vergleichen von Strings|outline" text:style-name="Internet_20_link" text:visited-style-name="Internet_20_link">1.7. </text:a>Vergleichen von Strings<text:tab/>4</text:p>
          <text:p text:style-name="P4"><text:a xlink:type="simple" xlink:href="#1.8.Suchen in Strings|outline" text:style-name="Internet_20_link" text:visited-style-name="Internet_20_link">1.8. </text:a>Suchen in Strings<text:tab/>4</text:p>
          <text:p text:style-name="P4"><text:a xlink:type="simple" xlink:href="#1.9.Ersetzen in Strings|outline" text:style-name="Internet_20_link" text:visited-style-name="Internet_20_link">1.9. </text:a>Ersetzen in Strings<text:tab/>5</text:p>
          <text:p text:style-name="P3">2. StringBuffer: Einfügen,Löschen,Verändern von Strings<text:tab/>5</text:p>
          <text:p text:style-name="P4"><text:a xlink:type="simple" xlink:href="#2.1.Einfügen von Elementen|outline" text:style-name="Internet_20_link" text:visited-style-name="Internet_20_link">2.1. </text:a>Einfügen von Elementen<text:tab/>6</text:p>
          <text:p text:style-name="P4"><text:a xlink:type="simple" xlink:href="#2.2.Löschen von Elementen|outline" text:style-name="Internet_20_link" text:visited-style-name="Internet_20_link">2.2. </text:a>Löschen von Elementen<text:tab/>7</text:p>
          <text:p text:style-name="P4"><text:a xlink:type="simple" xlink:href="#2.3.Verändern von Elementen|outline" text:style-name="Internet_20_link" text:visited-style-name="Internet_20_link">2.3. </text:a>Verändern von Elementen<text:tab/>7</text:p>
          <text:p text:style-name="P4"><text:a xlink:type="simple" xlink:href="#2.4.Längeninformationen|outline" text:style-name="Internet_20_link" text:visited-style-name="Internet_20_link">2.4. </text:a>Längeninformationen<text:tab/>7</text:p>
          <text:p text:style-name="P4"><text:a xlink:type="simple" xlink:href="#2.5.Konvertierung in einen String|outline" text:style-name="Internet_20_link" text:visited-style-name="Internet_20_link">2.5. </text:a>Konvertierung in einen String<text:tab/>7</text:p>
          <text:p text:style-name="P3">3. +StringTokenizer: Strings zerlegen<text:tab/>8</text:p>
          <text:p text:style-name="P4"><text:a xlink:type="simple" xlink:href="#3.1.Anlegen eines StringTokenizers|outline" text:style-name="Internet_20_link" text:visited-style-name="Internet_20_link">3.1. </text:a>Anlegen eines StringTokenizers<text:tab/>8</text:p>
          <text:p text:style-name="P4"><text:a xlink:type="simple" xlink:href="#3.2.Zugriff auf Tokens|outline" text:style-name="Internet_20_link" text:visited-style-name="Internet_20_link">3.2. </text:a>Zugriff auf Tokens<text:tab/>8</text:p>
          <text:p text:style-name="P4"><text:a xlink:type="simple" xlink:href="#3.3.Aufgaben|outline" text:style-name="Internet_20_link" text:visited-style-name="Internet_20_link">3.3. </text:a>Aufgaben<text:tab/>9</text:p>
          <text:p text:style-name="P3">Aufgabe: StringCGI<text:tab/>9</text:p>
          <text:p text:style-name="P4"><text:a xlink:type="simple" xlink:href="#3.4.Zusammenfassung|outline" text:style-name="Internet_20_link" text:visited-style-name="Internet_20_link">3.4. </text:a>Zusammenfassung<text:tab/>9</text:p>
          <text:p text:style-name="P4"><text:a xlink:type="simple" xlink:href="#3.5.Ausblick|outline" text:style-name="Internet_20_link" text:visited-style-name="Internet_20_link">3.5. </text:a>Ausblick<text:tab/>11</text:p>
        </text:index-body>
      </text:table-of-content>
      <text:p text:style-name="Text_20_body"/>
      <text:p text:style-name="Heading_20_1">String, Texte verarbeiten</text:p>
      <text:h text:style-name="Heading_20_2" text:outline-level="2">Strings definieren und verwenden</text:h>
      <text:p text:style-name="code">java.lang.<text:span text:style-name="luecke">String</text:span></text:p>
      <text:p text:style-name="code"/>
      <text:p text:style-name="code"><text:span text:style-name="Strong_20_Emphasis">String s;<text:line-break/>s= "Hallo";<text:line-break/></text:span><text:line-break/>System.out.print(s);<text:line-break/>System.out.println(", Welt!");</text:p>
      <text:p text:style-name="code"/>
      <text:p text:style-name="code">s <text:span text:style-name="T2">+= </text:span>", Welt!";<text:line-break/>System.out.print(s);</text:p>
      <text:p text:style-name="Standard"/>
      <text:p text:style-name="P2">Frage:</text:p>
      <text:p text:style-name="aufgabe">Was gibt das obige Programm aus?</text:p>
      <text:p text:style-name="aufgabe"/>
      <text:p text:style-name="P2">Antwort:</text:p>
      <text:p text:style-name="aufgabe"/>
      <text:p text:style-name="Standard"><text:line-break/></text:p>
      <text:h text:style-name="Heading_20_2" text:outline-level="2">Konvertierungen: String zu int,float,... und umgekehrt</text:h>
      <text:p text:style-name="code">static String <text:span text:style-name="T2">valueOf</text:span>(boolean b)<text:line-break/><text:soft-page-break/>static String valueOf(char c)<text:line-break/>static String valueOf(char[] c)<text:line-break/>static String valueOf(double d)<text:line-break/>static String valueOf(float f)<text:line-break/>static String valueOf(int i)<text:line-break/>static String valueOf(long l)<text:line-break/>static String valueOf(Object obj)</text:p>
      <text:p text:style-name="Standard"/>
      <text:p text:style-name="code">int x=17;<text:line-break/>double pi= 3.14;<text:line-break/>String ziffern= "4711";<text:line-break/>int iZahl;<text:line-break/>String dblString="5.67"<text:line-break/>double dblZahl;<text:line-break/>String s1,s2;<text:line-break/><text:line-break/><text:span text:style-name="Strong_20_Emphasis">s1= </text:span><text:span text:style-name="luecke">String</text:span><text:span text:style-name="Strong_20_Emphasis">.</text:span><text:span text:style-name="luecke">valueOf</text:span><text:span text:style-name="Strong_20_Emphasis">(pi);<text:line-break/>s2= </text:span><text:span text:style-name="luecke">String</text:span><text:span text:style-name="Strong_20_Emphasis">.</text:span><text:span text:style-name="luecke">valueOf</text:span><text:span text:style-name="Strong_20_Emphasis">(x);<text:line-break/><text:line-break/>iZahl= </text:span><text:span text:style-name="luecke">Integer</text:span><text:span text:style-name="Strong_20_Emphasis">.</text:span><text:span text:style-name="luecke">parseInt</text:span><text:span text:style-name="Strong_20_Emphasis">(ziffern);<text:line-break/>dblZahl= </text:span><text:span text:style-name="luecke">Double</text:span><text:span text:style-name="Strong_20_Emphasis">.</text:span><text:span text:style-name="luecke">parseDouble</text:span><text:span text:style-name="Strong_20_Emphasis">(dblString);</text:span></text:p>
      <text:p text:style-name="code"><text:span text:style-name="Strong_20_Emphasis"/></text:p>
      <text:p text:style-name="Standard"><text:span text:style-name="Strong_20_Emphasis"/></text:p>
      <text:p text:style-name="Standard"><text:span text:style-name="Strong_20_Emphasis"/></text:p>
      <text:h text:style-name="Heading_20_2" text:outline-level="2"><text:span text:style-name="Strong_20_Emphasis"><text:span text:style-name="T3">Konvertierung: Strings in char-Arrays mit toCharArray()</text:span></text:span></text:h>
      <text:p text:style-name="code"><text:span text:style-name="Strong_20_Emphasis"><text:span text:style-name="T3">String str= "HALLO, WELT";</text:span></text:span></text:p>
      <text:p text:style-name="code"><text:span text:style-name="Strong_20_Emphasis"><text:span text:style-name="T3"/></text:span></text:p>
      <text:p text:style-name="code">char[] b= str.<text:span text:style-name="luecke">toCharArray</text:span>();<text:line-break/><text:line-break/>int len= str.length();</text:p>
      <text:p text:style-name="code">int key= 10;<text:line-break/><text:line-break/>for (int i =0 ; i &lt; len; i++){<text:line-break/><text:tab/>if (str.<text:span text:style-name="T2">charAt(i)</text:span> &gt;= 'A' &amp;&amp; str.charAt(i) &lt;= 'Z'){<text:line-break/><text:tab/><text:tab/><text:span text:style-name="T2">b[i] += key;</text:span></text:p>
      <text:p text:style-name="code"><text:tab/><text:tab/>if (b[i] &gt; 'Z') b[i]-=26;</text:p>
      <text:p text:style-name="code"><text:tab/>}</text:p>
      <text:p text:style-name="code">}<text:line-break/><text:tab/><text:line-break/>String str_chiper= <text:span text:style-name="T2">String.valueOf(b)</text:span>;</text:p>
      <text:p text:style-name="code"><text:span text:style-name="Strong_20_Emphasis"><text:span text:style-name="T3"/></text:span></text:p>
      <text:h text:style-name="Heading_20_2" text:outline-level="2">Stringverkettung mit +</text:h>
      <text:p text:style-name="code"><text:span text:style-name="Strong_20_Emphasis">String s;<text:line-break/>s= "Hallo";<text:line-break/>s </text:span><text:span text:style-name="luecke">+=</text:span><text:span text:style-name="Strong_20_Emphasis"> ", Welt!";<text:line-break/><text:line-break/></text:span>System.out.println(s); // Ausgabe: Hallo, Welt!</text:p>
      <text:h text:style-name="Heading_20_2" text:outline-level="2"><text:soft-page-break/>Stringlänge ermitteln</text:h>
      <text:p text:style-name="code">String s= "Hallo, Welt!";<text:line-break/>int len;<text:line-break/><text:line-break/><text:span text:style-name="Strong_20_Emphasis">len= s.</text:span><text:span text:style-name="luecke">length</text:span><text:span text:style-name="Strong_20_Emphasis">();</text:span></text:p>
      <text:p text:style-name="code"/>
      <text:h text:style-name="Heading_20_2" text:outline-level="2">Auf einzelne Stringbereiche zugreifen</text:h>
      <text:p text:style-name="code">char <text:span text:style-name="T2">charAt</text:span>(int index) throws </text:p>
      <text:p text:style-name="code"><text:tab/>StringIndexOutOfBoundsException<text:line-break/></text:p>
      <text:p text:style-name="code">String <text:span text:style-name="T2">substring</text:span>(int begin, int end) throws <text:tab/><text:tab/><text:tab/>StringIndexOutOfBoundsException</text:p>
      <text:p text:style-name="code"><text:line-break/>String[] <text:span text:style-name="T2">split</text:span>(String s)</text:p>
      <text:p text:style-name="code"/>
      <text:p text:style-name="Text_20_body"/>
      <text:p text:style-name="code">String s= "Hallo, Welt!";<text:line-break/>int len;<text:line-break/>int grossbuchstabe=0;<text:line-break/>char zeichen;<text:line-break/><text:line-break/><text:span text:style-name="Strong_20_Emphasis">len= s.length();</text:span><text:line-break/>for (int i=0; i &lt; len; i++){<text:line-break/><text:tab/><text:span text:style-name="Strong_20_Emphasis">zeichen= s.</text:span><text:span text:style-name="luecke">charAt</text:span><text:span text:style-name="Strong_20_Emphasis">(i);<text:line-break/><text:tab/></text:span>if (zeichen &lt;= 'A' &amp;&amp; zeichen &gt;= 'Z')<text:line-break/><text:tab/><text:tab/>grossbuchstabe++;<text:line-break/><text:tab/>...<text:line-break/></text:p>
      <text:p text:style-name="code">...</text:p>
      <text:p text:style-name="Standard"/>
      <text:p text:style-name="code">String s= "Hallo, Welt!";<text:line-break/>String s1;<text:line-break/>String s2;<text:line-break/><text:line-break/><text:span text:style-name="Strong_20_Emphasis">s1= </text:span><text:span text:style-name="luecke">s</text:span><text:span text:style-name="Strong_20_Emphasis">.</text:span><text:span text:style-name="luecke">substring</text:span><text:span text:style-name="Strong_20_Emphasis">(0,5); <text:tab/><text:line-break/>s2= </text:span><text:span text:style-name="luecke">s</text:span><text:span text:style-name="Strong_20_Emphasis">.</text:span><text:span text:style-name="luecke">substring</text:span><text:span text:style-name="Strong_20_Emphasis">(7,11); <text:tab/></text:span></text:p>
      <text:p text:style-name="code"/>
      <text:p text:style-name="Standard"/>
      <text:p text:style-name="P2">Frage:</text:p>
      <text:p text:style-name="aufgabe">Was steht in s1 und was in s2?</text:p>
      <text:p text:style-name="P2">Antwort:</text:p>
      <text:p text:style-name="aufgabe">s1 .... hallo</text:p>
      <text:p text:style-name="aufgabe">s2 ....</text:p>
      <text:p text:style-name="Standard"><text:line-break/>Merke: </text:p>
      <text:p text:style-name="merke">substring(begin,end) liefert als Ergebnis die Zeichen von begin (einschliesslich) bis <text:span text:style-name="T2">end</text:span> (<text:span text:style-name="T2">ausschliesslich</text:span>) </text:p>
      <text:p text:style-name="Text_20_body"/>
      <text:p text:style-name="Text_20_body"/>
      <text:p text:style-name="code"><text:soft-page-break/>String s ="Hallo:Welt";<text:line-break/><text:span text:style-name="Strong_20_Emphasis">String</text:span><text:span text:style-name="luecke">[]</text:span><text:span text:style-name="Strong_20_Emphasis"> t;<text:line-break/></text:span><text:line-break/><text:span text:style-name="luecke">t</text:span><text:span text:style-name="Strong_20_Emphasis">= </text:span><text:span text:style-name="luecke">s</text:span><text:span text:style-name="Strong_20_Emphasis">.</text:span><text:span text:style-name="luecke">split</text:span><text:span text:style-name="Strong_20_Emphasis">(":");<text:line-break/></text:span><text:line-break/>System.out.println(<text:span text:style-name="luecke">t[0]</text:span>); // "Hallo"<text:line-break/>System.out.println(<text:span text:style-name="luecke">t[1]</text:span>); // "Welt"</text:p>
      <text:p text:style-name="code"/>
      <text:p text:style-name="code"/>
      <text:p text:style-name="code"/>
      <text:p text:style-name="code">String tutorials = "www.tutorials.de";<text:line-break/><text:span text:style-name="luecke">String[]</text:span> splittArray = tutorials.split(".");<text:line-break/><text:line-break/>Ergebnis:<text:line-break/><text:line-break/>splittArray[0] = "<text:span text:style-name="luecke">www</text:span>";<text:line-break/>splittArray[1] = "<text:span text:style-name="luecke">tutorials</text:span>";<text:line-break/>splittArray[2] = "<text:span text:style-name="luecke">de</text:span>"; </text:p>
      <text:p text:style-name="Standard"/>
      <text:p text:style-name="Standard"/>
      <text:h text:style-name="Heading_20_2" text:outline-level="2">Vergleichen von Strings</text:h>
      <text:p text:style-name="code">boolean <text:span text:style-name="T2">equals</text:span>(Object anObject)<text:line-break/>boolean <text:span text:style-name="T2">equalsIgnoreCase</text:span>(String s)<text:line-break/><text:line-break/>boolean <text:span text:style-name="T2">startsWith</text:span>(String s)<text:line-break/>boolean <text:span text:style-name="T2">endsWith</text:span>(String s)<text:line-break/><text:line-break/>int <text:span text:style-name="T2">compareTo</text:span>(String s)</text:p>
      <text:p text:style-name="Text_20_body"/>
      <text:p text:style-name="code">String s ="Hallo, Welt!";<text:line-break/><text:line-break/>if (<text:span text:style-name="Strong_20_Emphasis">s.</text:span><text:span text:style-name="luecke">equals</text:span><text:span text:style-name="Strong_20_Emphasis">("HALLO, WELT!")</text:span>){<text:line-break/><text:tab/>System.out.println("ungleich);<text:line-break/>}<text:line-break/>else if (<text:span text:style-name="Strong_20_Emphasis">s.equals</text:span><text:span text:style-name="luecke">IgnoreCase</text:span><text:span text:style-name="Strong_20_Emphasis">("HALLO, WELT!")){ //liefert hier true<text:line-break/><text:tab/></text:span>System.out.println("gleich);<text:line-break/>}<text:line-break/><text:line-break/>if (s.<text:span text:style-name="luecke">startsWith</text:span>("Hallo")){<text:line-break/><text:tab/>.....<text:line-break/>if (s.<text:span text:style-name="luecke">endsWith</text:span>("Welt!")){<text:line-break/><text:tab/>.....</text:p>
      <text:h text:style-name="Heading_20_2" text:outline-level="2">Suchen in Strings</text:h>
      <text:p text:style-name="code">int indexOf(String s)<text:line-break/>int indexOf(String s, int fromIndex)<text:line-break/>int lastIndexOf(String s)</text:p>
      <text:p text:style-name="code"/>
      <text:p text:style-name="Standard"/>
      <text:p text:style-name="Standard">Die Methode indexOf(s) sucht das erste Vorkommen der Zeichenkette <text:s/>s innerhalb des String-<text:soft-page-break/>Objekts. Wird s gefunden, liefert die Methode den Index des ersten übereinstimmenden Zeichens zurück, andernfalls wird -1 zurückgegeben. </text:p>
      <text:p text:style-name="Standard"/>
      <text:p text:style-name="code">String s ="Hallo, Welt!";<text:line-break/><text:span text:style-name="Strong_20_Emphasis">int index= s.indexOf("a"); </text:span></text:p>
      <text:p text:style-name="code"><text:span text:style-name="Strong_20_Emphasis"/></text:p>
      <text:p text:style-name="P1"><text:span text:style-name="Strong_20_Emphasis">Frage:</text:span></text:p>
      <text:p text:style-name="P1"><text:span text:style-name="Strong_20_Emphasis">Was steht nun in der Variablen index?</text:span></text:p>
      <text:p text:style-name="code"><text:span text:style-name="luecke">1</text:span></text:p>
      <text:p text:style-name="code"><text:span text:style-name="Strong_20_Emphasis"/></text:p>
      <text:p text:style-name="Text_20_body"/>
      <text:p text:style-name="Standard">Die zweite Variante von indexOf arbeitet wie die erste, beginnt mit der Suche aber erst ab Position fromIndex. </text:p>
      <text:p text:style-name="Text_20_body"/>
      <text:p text:style-name="Text_20_body">Die Methode lastIndexOf sucht nach dem letzten Vorkommen des Teilstrings s im aktuellen String-Objekt. Wird s gefunden, liefert die Methode den Index des übereinstimmenden Zeichens, andernfalls -1. </text:p>
      <text:p text:style-name="code">String s ="AA:BB<text:span text:style-name="T2">:</text:span>CC";<text:line-break/><text:span text:style-name="Strong_20_Emphasis">int index= s.lastIndexOf(":");</text:span></text:p>
      <text:p text:style-name="code"><text:span text:style-name="Strong_20_Emphasis"/></text:p>
      <text:p text:style-name="P1"><text:span text:style-name="Strong_20_Emphasis">Frage:</text:span></text:p>
      <text:p text:style-name="P1"><text:span text:style-name="Strong_20_Emphasis">Was steht nun in der Variablen index?</text:span></text:p>
      <text:p text:style-name="code"><text:span text:style-name="luecke">5</text:span></text:p>
      <text:p text:style-name="Text_20_body"><text:span text:style-name="Strong_20_Emphasis"/></text:p>
      <text:h text:style-name="Heading_20_2" text:outline-level="2">Ersetzen in Strings</text:h>
      <text:p text:style-name="code">String <text:span text:style-name="T2">toLowerCase</text:span>()<text:line-break/>String <text:span text:style-name="T2">toUpperCase</text:span>()<text:line-break/>String <text:span text:style-name="T2">replace</text:span>(char oldchar, char newchar)</text:p>
      <text:p text:style-name="Standard"/>
      <text:p text:style-name="code">String s ="Hallo, Welt!";<text:line-break/>String klein;<text:line-break/>String neu;<text:line-break/><text:line-break/><text:span text:style-name="Strong_20_Emphasis">klein= s.toLowerCase();</text:span></text:p>
      <text:p text:style-name="code"><text:span text:style-name="Strong_20_Emphasis"><text:line-break/>neu= s.replace(</text:span><text:span text:style-name="luecke">'a'</text:span><text:span text:style-name="Strong_20_Emphasis">, </text:span><text:span text:style-name="luecke">'e'</text:span><text:span text:style-name="Strong_20_Emphasis">); // Hello, Welt </text:span></text:p>
      <text:p text:style-name="code"><text:span text:style-name="Strong_20_Emphasis"/></text:p>
      <text:p text:style-name="Text_20_body"/>
      <text:p text:style-name="Text_20_body"/>
      <text:p text:style-name="Heading_20_1">StringBuffer: Einfügen,Löschen,Verändern von Strings</text:p>
      <text:p text:style-name="merke">Wenn Strings zur Laufzeit des Programmes ihre <text:span text:style-name="luecke">Länge</text:span><text:span text:style-name="T2"> </text:span><text:span text:style-name="luecke">verändern</text:span> können sollen, muss man aus einem String einen <text:span text:style-name="luecke">StringBuffer</text:span> machen. </text:p>
      <text:p text:style-name="Standard"/>
      <text:p text:style-name="code">java.<text:span text:style-name="luecke">lang</text:span>.<text:span text:style-name="luecke">StringBuffer</text:span></text:p>
      <text:p text:style-name="code"/>
      <text:p text:style-name="code">StringBuffer()<text:line-break/><text:soft-page-break/>StringBuffer(String s)</text:p>
      <text:p text:style-name="Standard"/>
      <text:p text:style-name="Standard"/>
      <text:p text:style-name="code">String s= "Dies ist eine Text";<text:line-break/><text:line-break/><text:span text:style-name="luecke">StringBuffer</text:span><text:span text:style-name="Strong_20_Emphasis"> sb= </text:span><text:span text:style-name="luecke">new</text:span><text:span text:style-name="Strong_20_Emphasis"> </text:span><text:span text:style-name="luecke">StringBuffer</text:span><text:span text:style-name="Strong_20_Emphasis">(</text:span><text:span text:style-name="luecke">s</text:span><text:span text:style-name="Strong_20_Emphasis">); </text:span></text:p>
      <text:p text:style-name="code"><text:span text:style-name="Strong_20_Emphasis"><text:span text:style-name="T3">// sb ist nun ein StringBuffer mit dem Text: Dies ist ....</text:span></text:span><text:span text:style-name="Strong_20_Emphasis"><text:line-break/></text:span></text:p>
      <text:p text:style-name="code"><text:span text:style-name="Strong_20_Emphasis"><text:line-break/>StringBuffer str= new StringBuffer();</text:span></text:p>
      <text:p text:style-name="code"><text:span text:style-name="Strong_20_Emphasis"><text:span text:style-name="T3">// ist auch möglich. str ist ein leerer StringBuffer</text:span></text:span></text:p>
      <text:p text:style-name="Text_20_body"/>
      <text:h text:style-name="Heading_20_2" text:outline-level="2">Einfügen von Elementen</text:h>
      <text:p text:style-name="code">StringBuffer <text:span text:style-name="T2">append</text:span>(String s)<text:line-break/>StringBuffer <text:span text:style-name="T2">insert</text:span>(int offset, String s)</text:p>
      <text:p text:style-name="Text_20_body"/>
      <text:p text:style-name="Text_20_body">Mit <text:span text:style-name="T2">append</text:span> wird der String s an das Ende des StringBuffer-Objekts angehängt. Zurückgegeben wird das auf diese Weise verlängerte StringBuffer-Objekt s. Zusätzlich gibt es die Methode append in Varianten für das Anhängen aller Arten von primitiven Typen. Anstelle eines String-Objekts wird hier der entsprechende primitive Typ übergeben, in einen String konvertiert und an das Ende des Objekts angehängt.<text:line-break/><text:line-break/><text:span text:style-name="T2">insert</text:span> fügt den String s an der Position offset in den aktuellen StringBuffer ein. Zurückgegeben wird das auf diese Weise verlängerte StringBuffer-Objekt s. Auch diese Methode gibt es für primitive Typen. Der anstelle eines String übergebene Wert wird zunächst in einen String konvertiert und dann an der gewünschten Stelle eingefügt. </text:p>
      <text:p text:style-name="Text_20_body"/>
      <text:p text:style-name="code">String s= "Hallo, ";<text:line-break/>StringBuffer sb= new StringBuffer(s); <text:line-break/><text:span text:style-name="Strong_20_Emphasis"><text:line-break/>sb= sb.append("Welt!");<text:line-break/>sb= sb.append(4711);<text:line-break/>sb= sb.append(3.14);</text:span></text:p>
      <text:p text:style-name="code"><text:span text:style-name="Strong_20_Emphasis"/></text:p>
      <text:p text:style-name="code"><text:span text:style-name="Strong_20_Emphasis">Frage: </text:span></text:p>
      <text:p text:style-name="code"><text:span text:style-name="Strong_20_Emphasis">Welchen Text enthält nun sb?</text:span></text:p>
      <text:p text:style-name="code"><text:span text:style-name="luecke">//sb enthält nun folg. Text: Hallo, Welt!47113.14</text:span></text:p>
      <text:p text:style-name="Standard"/>
      <text:p text:style-name="Standard"/>
      <text:p text:style-name="code">String s= "Des ist eine Text";<text:line-break/>StringBuffer sb= new StringBuffer(s); <text:line-break/><text:span text:style-name="Strong_20_Emphasis"><text:line-break/>sb= sb.insert(1, "i"); </text:span></text:p>
      <text:p text:style-name="code"><text:span text:style-name="Strong_20_Emphasis"/></text:p>
      <text:p text:style-name="code"><text:span text:style-name="Strong_20_Emphasis">Frage:</text:span></text:p>
      <text:p text:style-name="code"><text:span text:style-name="Strong_20_Emphasis">Welchen Text enthält nun sb?</text:span></text:p>
      <text:p text:style-name="code"><text:span text:style-name="luecke">Dies ist .....</text:span><text:span text:style-name="Strong_20_Emphasis"><text:line-break/></text:span></text:p>
      <text:p text:style-name="code"><text:span text:style-name="Strong_20_Emphasis"><text:line-break/>sb= sb.insert(0, "Hallo"); </text:span></text:p>
      <text:p text:style-name="code"><text:soft-page-break/><text:span text:style-name="Strong_20_Emphasis"/></text:p>
      <text:p text:style-name="code"><text:span text:style-name="Strong_20_Emphasis">Frage:</text:span></text:p>
      <text:p text:style-name="code"><text:span text:style-name="Strong_20_Emphasis">Welchen Text enthält nun sb?</text:span></text:p>
      <text:p text:style-name="code"><text:span text:style-name="luecke">HalloDies ist .....</text:span></text:p>
      <text:p text:style-name="code"/>
      <text:h text:style-name="Heading_20_2" text:outline-level="2">Löschen von Elementen</text:h>
      <text:p text:style-name="code">public StringBuffer <text:span text:style-name="T2">deleteCharAt</text:span>(int index)<text:line-break/>public StringBuffer <text:span text:style-name="T2">delete</text:span>(int start, int end)</text:p>
      <text:p text:style-name="Text_20_body"/>
      <text:p text:style-name="Text_20_body">Mit deleteCharAt wird das an Position index stehende Zeichen entfernt und der StringBuffer um ein Zeichen verkürzt. </text:p>
      <text:p text:style-name="Text_20_body">delete entfernt den Teilstring, der von Position start bis end reicht, aus dem StringBuffer und verkürzt ihn um die entsprechende Anzahl Zeichen.<text:line-break/></text:p>
      <text:h text:style-name="Heading_20_2" text:outline-level="2">Verändern von Elementen</text:h>
      <text:p text:style-name="code">void <text:span text:style-name="T2">setCharAt</text:span>(int index, char c) throws StringIndexOutOfBoundsException<text:line-break/>StringBuffer <text:span text:style-name="T2">replace</text:span>(int start, int end, String str)</text:p>
      <text:p text:style-name="Text_20_body"/>
      <text:p text:style-name="Text_20_body">Mit der Methode setCharAt wird das an Position index stehende Zeichen durch das Zeichen c ersetzt. Falls der StringBuffer zu kurz ist (also index hinter das Ende des StringBuffer-Objekts zeigt), löst die Methode eine Ausnahme des Typs StringIndexOutOfBoundsException aus.<text:line-break/><text:line-break/>Seit dem JDK 1.2 gibt es zusätzlich eine Methode replace, mit der ein Teil des StringBuffer-Objekts durch einen anderen String ersetzt werden kann. Dabei wird das von Position start bis Position end - 1 gehende Teilstück durch den String str ersetzt. Falls erforderlich, wird der ursprüngliche StringBuffer verkürzt oder verlängert.<text:line-break/></text:p>
      <text:h text:style-name="Heading_20_2" text:outline-level="2">Längeninformationen</text:h>
      <text:p text:style-name="code">int <text:span text:style-name="T2">length</text:span>()<text:line-break/>int <text:span text:style-name="T2">capacity</text:span>()</text:p>
      <text:p text:style-name="Standard"><text:line-break/>length liefert die Länge des Objekts, also die Anzahl der Zeichen, die im StringBuffer enthalten sind. </text:p>
      <text:p text:style-name="Text_20_body">Mit capacity wird dagegen die Größe des belegten Pufferspeichers ermittelt. Dieser Wert ist typischerweise größer als der von length zurückgegebene Wert. </text:p>
      <text:p text:style-name="Text_20_body"/>
      <text:h text:style-name="Heading_20_2" text:outline-level="2">Konvertierung in einen String</text:h>
      <text:p text:style-name="code">String <text:span text:style-name="T2">toString</text:span>()</text:p>
      <text:p text:style-name="Text_20_body"><text:line-break/>Ein StringBuffer-Objekt kann mit Hilfe dieser Methode effizient in einen String verwandelt werden. </text:p>
      <text:p text:style-name="Heading_20_1"><text:soft-page-break/>+StringTokenizer: Strings zerlegen</text:p>
      <text:p text:style-name="code">java.util.StringTokenizer</text:p>
      <text:p text:style-name="Text_20_body"/>
      <text:p text:style-name="Text_20_body">Die Klasse StringTokenizer ist eine nützliche Hilfsklasse, mit der Strings in einzelne <text:span text:style-name="Strong_20_Emphasis">Tokens </text:span>zerlegt werden können. </text:p>
      <text:p text:style-name="merke">Ein Token wird dabei als <text:span text:style-name="Strong_20_Emphasis">zusammenhängende Sequenz</text:span> von Zeichen angesehen, die durch <text:span text:style-name="Strong_20_Emphasis">Trennzeichen </text:span>oder durch das Ende der Zeichenkette begrenzt ist. </text:p>
      <text:p text:style-name="Text_20_body"/>
      <text:p text:style-name="Text_20_body">Die Klasse StringTokenizer implementiert das Interface Enumeration, so dass sie genauso benutzt werden kann wie die Iteratoren in den Klassen Vector oder Hashtable.</text:p>
      <text:h text:style-name="Heading_20_2" text:outline-level="2">Anlegen eines StringTokenizers</text:h>
      <text:p text:style-name="Text_20_body">Die Klasse StringTokenizer besitzt drei Konstruktoren:</text:p>
      <text:p text:style-name="code">public StringTokenizer(String str)<text:line-break/><text:line-break/>public StringTokenizer(String str, String delim)<text:line-break/><text:line-break/>public StringTokenizer(String str,<text:line-break/><text:tab/><text:tab/><text:tab/><text:tab/>String delim,<text:line-break/><text:tab/><text:tab/><text:tab/><text:tab/>boolean returnTokens)</text:p>
      <text:p text:style-name="Standard"><text:line-break/>Die erste Variante übergibt den String str, der tokenisiert werden soll, und bereitet das Objekt für die nachfolgenden Zugriffe auf die einzelnen Tokens vor. </text:p>
      <text:p text:style-name="Standard"/>
      <text:p text:style-name="Standard">Die zweite Variante erwartet zusätzlich die Übergabe einer Zeichenkette delim, die alle Zeichen enthält, die als Trennzeichen zwischen zwei aufeinanderfolgenden Tokens angesehen werden sollen. In der Variante ohne delim werden die Zeichen '\n', '\r', '\t' und das Leerzeichen als Begrenzer verwendet.<text:line-break/><text:line-break/>Der dritte Konstruktor enthält einen weiteren Parameter, returnTokens. Wird er auf true gesetzt, geben die Funktionen zur Extraktion der Tokens auch die Trennzeichen zwischen zwei Tokens zurück. Falls der Parameter false ist, werden die Trennzeichen lediglich als Begrenzer angesehen, ohne an den Aufrufer zurückgegeben zu werden.</text:p>
      <text:h text:style-name="Heading_20_2" text:outline-level="2">Zugriff auf Tokens</text:h>
      <text:p text:style-name="code">public boolean hasMoreTokens()<text:line-break/><text:line-break/>public String nextToken()<text:line-break/>  throws NoSuchElementException</text:p>
      <text:p text:style-name="code"/>
      <text:p text:style-name="Text_20_body"/>
      <text:p text:style-name="Text_20_body">Beispiel: </text:p>
      <text:p text:style-name="code">/* Listing1701.java */<text:line-break/><text:line-break/>import java.util.*;<text:line-break/><text:line-break/>public class Listing1701<text:line-break/><text:soft-page-break/>{<text:line-break/><text:tab/>public static void main(String[] args){<text:line-break/><text:tab/><text:tab/>String s = "Dies ist nur ein Test";<text:line-break/><text:tab/><text:tab/><text:span text:style-name="Strong_20_Emphasis">StringTokenizer st = new StringTokenizer(s);<text:line-break/><text:tab/><text:tab/>while (st.hasMoreTokens()) {<text:line-break/><text:tab/><text:tab/><text:tab/>System.out.println(st.nextToken());<text:line-break/><text:tab/><text:tab/></text:span>}<text:line-break/><text:tab/>}<text:line-break/>}</text:p>
      <text:p text:style-name="Standard"/>
      <text:p text:style-name="Standard">Die Programmausgabe ist:<text:line-break/><text:line-break/>Dies<text:line-break/>ist<text:line-break/>nur<text:line-break/>ein<text:line-break/>Test<text:line-break/><text:line-break/> <text:line-break/>Hinweis: <text:line-break/>In der Standardbibliothek des JDK gibt es noch einen zweiten Tokenizer, nämlich die Klasse StreamTokenizer aus dem Paket java.io. Im Gegensatz zum StringTokenizer arbeitet sie nicht mit Strings, sondern mit Streams (siehe Kapitel Streams) und läßt sich umfangreicher konfigurieren. Sie kann zwischen Zahlen und Wortsymbolen unterscheiden und auf Wunsch Kommentare (in C/C++-Syntax) ignorieren. Mit ihrer Hilfe lassen sich Tokenizer für einfache Sprachen aufbauen.</text:p>
      <text:h text:style-name="Heading_20_2" text:outline-level="2"><text:span text:style-name="Citation"><text:span text:style-name="T1">Aufgaben</text:span></text:span></text:h>
      <text:p text:style-name="Heading_20_3"><text:span text:style-name="Citation"><text:span text:style-name="T1">Aufgabe: StringCGI</text:span></text:span></text:p>
      <text:p text:style-name="aufgabe"><text:span text:style-name="Citation"><text:span text:style-name="T1">Aufgabe: StringCGI</text:span></text:span></text:p>
      <text:p text:style-name="aufgabe"><text:span text:style-name="Citation"><text:span text:style-name="T1">Bei der CGI (CommonGatewayProgrammierung) werden oft folg. Strings verarbeitet:</text:span></text:span></text:p>
      <text:p text:style-name="aufgabe"><text:span text:style-name="Citation"><text:span text:style-name="T1">Feld1=Wert1&amp;Feld2=Wert2&amp;Feld3=Wert3<text:line-break/><text:line-break/>Schreibe ein Programm, das</text:span></text:span></text:p>
      <text:list xml:id="list1589441292985673564" text:style-name="List_20_3">
        <text:list-item>
          <text:p text:style-name="P5"><text:span text:style-name="Citation"><text:span text:style-name="T1">2 StringArrays definiert (sFeld und sWert)</text:span></text:span></text:p>
        </text:list-item>
        <text:list-item>
          <text:p text:style-name="P5"><text:span text:style-name="Citation"><text:span text:style-name="T1">Lies einen String von der Konsole ein (Aufbau des Strings: s.o.)</text:span></text:span></text:p>
        </text:list-item>
        <text:list-item>
          <text:p text:style-name="P5"><text:span text:style-name="Citation"><text:span text:style-name="T1">Zerlege den String derart, dass in sFeld die Feldnamen und in sWert die entsprechenden Werte sind.</text:span></text:span></text:p>
        </text:list-item>
        <text:list-item>
          <text:p text:style-name="P5"><text:span text:style-name="Citation"><text:span text:style-name="T1">Anschließend soll der Benutzer eine Zahl eingeben können. Das Programm gibt dann den an dieser Stelle befindlichen Feldnamen und Wert aus.</text:span></text:span></text:p>
        </text:list-item>
      </text:list>
      <text:p text:style-name="Text_20_body"><text:span text:style-name="Citation"><text:span text:style-name="T1"/></text:span></text:p>
      <text:p text:style-name="Text_20_body"><text:span text:style-name="Citation"><text:span text:style-name="T1"/></text:span></text:p>
      <text:h text:style-name="Heading_20_2" text:outline-level="2"><text:span text:style-name="Citation"><text:span text:style-name="T1">Zusammenfassung</text:span></text:span></text:h>
      <text:p text:style-name="Text_20_body"><text:span text:style-name="Citation"><text:span text:style-name="T1">Liste für jedes Kapitel die Methoden auf und gib eine kurze Beschreibung/Beispiel:</text:span></text:span></text:p>
      <text:p text:style-name="aufgabe"><text:a xlink:type="simple" xlink:href="#1.String, Texte verarbeiten|outline" text:style-name="Internet_20_link" text:visited-style-name="Internet_20_link"><text:span text:style-name="T2">1. </text:span></text:a><text:span text:style-name="T2">String, Texte verarbeiten<text:tab/></text:span></text:p>
      <text:p text:style-name="aufgabe"><text:a xlink:type="simple" xlink:href="#1.1.Strings definieren und verwenden|outline"><text:span text:style-name="T2">1.1. </text:span></text:a><text:span text:style-name="T2">Strings definieren und verwenden</text:span></text:p>
      <text:p text:style-name="aufgabe">String s;<text:line-break/>System.out.println(s);<text:line-break/><text:soft-page-break/></text:p>
      <text:p text:style-name="aufgabe"><text:a xlink:type="simple" xlink:href="#1.2.Konvertierungen: String zu int,float,... und umgekehrt|outline"><text:span text:style-name="T2">1.2. </text:span></text:a><text:span text:style-name="T2">Konvertierungen: String zu int,float,... und umgekehrt</text:span><text:line-break/>s= String.valueOf(3.14);<text:line-break/>zahl= Integer.parseInteger(s);<text:line-break/><text:line-break/></text:p>
      <text:p text:style-name="aufgabe"><text:a xlink:type="simple" xlink:href="#1.3.Stringverkettung mit +|outline"><text:span text:style-name="T2">1.3. </text:span></text:a><text:span text:style-name="T2">Stringverkettung mit +<text:tab/></text:span><text:line-break/><text:line-break/><text:line-break/><text:line-break/></text:p>
      <text:p text:style-name="aufgabe"><text:a xlink:type="simple" xlink:href="#1.4.Stringlänge ermitteln|outline"><text:span text:style-name="T2">1.4. </text:span></text:a><text:span text:style-name="T2">Stringlänge ermitteln<text:tab/></text:span><text:line-break/><text:line-break/><text:line-break/><text:line-break/></text:p>
      <text:p text:style-name="aufgabe"><text:a xlink:type="simple" xlink:href="#1.5.Auf einzelne Stringbereiche zugreifen|outline"><text:span text:style-name="T2">1.5. </text:span></text:a><text:span text:style-name="T2">Auf einzelne Stringbereiche zugreifen<text:tab/></text:span><text:line-break/><text:line-break/><text:line-break/><text:line-break/></text:p>
      <text:p text:style-name="aufgabe"><text:a xlink:type="simple" xlink:href="#1.6.Vergleichen von Strings|outline"><text:span text:style-name="T2">1.6. </text:span></text:a><text:span text:style-name="T2">Vergleichen von Strings</text:span><text:line-break/><text:line-break/><text:line-break/><text:line-break/><text:line-break/></text:p>
      <text:p text:style-name="aufgabe"><text:a xlink:type="simple" xlink:href="#1.7.Suchen in Strings|outline" text:visited-style-name="Internet_20_link"><text:span text:style-name="T2">1.7. </text:span></text:a><text:span text:style-name="T2">Suchen in Strings</text:span><text:tab/><text:line-break/><text:line-break/><text:line-break/><text:line-break/><text:line-break/></text:p>
      <text:p text:style-name="aufgabe"><text:a xlink:type="simple" xlink:href="#1.8.Ersetzen in Strings|outline"><text:span text:style-name="T2">1.8. </text:span></text:a><text:span text:style-name="T2">Ersetzen in Strings</text:span><text:line-break/><text:line-break/><text:line-break/><text:line-break/><text:line-break/></text:p>
      <text:p text:style-name="Text_20_body"/>
      <text:p text:style-name="Text_20_body"/>
      <text:p text:style-name="aufgabe"><text:a xlink:type="simple" xlink:href="#2.StringBuffer: Einfügen,Löschen,Verändern von Strings|outline"><text:span text:style-name="T2">2. </text:span></text:a><text:span text:style-name="T2">StringBuffer: Einfügen,Löschen,Verändern von Strings<text:tab/></text:span></text:p>
      <text:p text:style-name="aufgabe"><text:a xlink:type="simple" xlink:href="#2.1.Einfügen von Elementen|outline"><text:span text:style-name="T2">2.1. </text:span></text:a><text:span text:style-name="T2">Einfügen von Elementen<text:tab/></text:span></text:p>
      <text:p text:style-name="aufgabe"><text:a xlink:type="simple" xlink:href="#2.2.Löschen von Elementen|outline" text:style-name="Internet_20_link" text:visited-style-name="Internet_20_link"/></text:p>
      <text:p text:style-name="aufgabe"><text:a xlink:type="simple" xlink:href="#2.2.Löschen von Elementen|outline"><text:line-break/><text:line-break/></text:a><text:a xlink:type="simple" xlink:href="#2.2.Löschen von Elementen|outline" text:visited-style-name="Internet_20_link"><text:span text:style-name="T2">2.2. </text:span></text:a><text:span text:style-name="T2">Löschen von Elementen<text:tab/></text:span></text:p>
      <text:p text:style-name="aufgabe"><text:a xlink:type="simple" xlink:href="#2.3.Verändern von Elementen|outline"><text:line-break/><text:line-break/><text:line-break/><text:line-break/></text:a><text:a xlink:type="simple" xlink:href="#2.3.Verändern von Elementen|outline"><text:span text:style-name="T2">2.3. </text:span></text:a><text:span text:style-name="T2">Verändern von Elementen<text:tab/></text:span></text:p>
      <text:p text:style-name="aufgabe"><text:a xlink:type="simple" xlink:href="#2.4.Längeninformationen|outline" text:style-name="Internet_20_link" text:visited-style-name="Internet_20_link"><text:line-break/><text:line-break/></text:a><text:soft-page-break/><text:a xlink:type="simple" xlink:href="#2.4.Längeninformationen|outline" text:style-name="Internet_20_link" text:visited-style-name="Internet_20_link"><text:line-break/><text:line-break/></text:a><text:a xlink:type="simple" xlink:href="#2.4.Längeninformationen|outline"><text:span text:style-name="T2">2.4. </text:span></text:a><text:span text:style-name="T2">Längeninformationen<text:tab/></text:span></text:p>
      <text:p text:style-name="aufgabe"><text:a xlink:type="simple" xlink:href="#2.5.Konvertierung in einen String|outline" text:style-name="Internet_20_link"><text:line-break/><text:line-break/><text:line-break/><text:line-break/><text:line-break/></text:a><text:a xlink:type="simple" xlink:href="#2.5.Konvertierung in einen String|outline" text:visited-style-name="Internet_20_link"><text:span text:style-name="T2">2.5. </text:span></text:a><text:span text:style-name="T2">Konvertierung in einen String<text:tab/></text:span><text:line-break/><text:line-break/></text:p>
      <text:p text:style-name="aufgabe"><text:span text:style-name="Citation"><text:span text:style-name="T1"><text:line-break/></text:span></text:span></text:p>
      <text:p text:style-name="aufgabe"><text:span text:style-name="Citation"><text:span text:style-name="T1"/></text:span></text:p>
      <text:h text:style-name="Heading_20_2" text:outline-level="2"><text:span text:style-name="Citation"><text:span text:style-name="T1">Ausblick</text:span></text:span></text:h>
      <text:p text:style-name="Text_20_body"><text:span text:style-name="Citation"><text:span text:style-name="T1">Im nächsten Kapitel wollen wir das Anwenden der Strings und StringBuffer beim Zugriff auf Textfiles kennen lern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Arial" svg:font-family="Arial"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list-style-name=""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HTML_20_Vorformatiert" style:display-name="HTML Vorformatiert" style:family="paragraph" style:parent-style-name="Standard">
      <style:text-properties style:font-name="Courier New1" fo:font-size="10pt"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luecke" style:family="text" style:parent-style-name="Strong_20_Emphasis">
      <style:text-properties style:use-window-font-color="true" fo:font-size="10pt" style:text-underline-style="solid" style:text-underline-width="bold" style:text-underline-color="font-color"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ava<text:tab/>String<text:tab/>Arbeitsunterlage</text:p>
      </style:header>
      <style:footer>
        <text:p text:style-name="Footer">Informatik<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initial-creator>Anton Hofmann</meta:initial-creator>
    <meta:creation-date>2007-05-09T19:01:40</meta:creation-date>
    <dc:creator>Anton Hofmann</dc:creator>
    <dc:date>2013-10-02T14:08:43</dc:date>
    <dc:language>de-DE</dc:language>
    <meta:editing-cycles>48</meta:editing-cycles>
    <meta:editing-duration>PT8H10M</meta:editing-duration>
    <meta:document-statistic meta:table-count="0" meta:image-count="0" meta:object-count="0" meta:page-count="11" meta:paragraph-count="168" meta:word-count="1554" meta:character-count="11683"/>
    <meta:user-defined meta:name="Info 1"/>
    <meta:user-defined meta:name="Info 2"/>
    <meta:user-defined meta:name="Info 3"/>
    <meta:user-defined meta:name="Info 4"/>
    <meta:template xlink:type="simple" xlink:actuate="onRequest" xlink:title="progbuch-vorlage" xlink:href="../../../../../../../../../../C:/Dokumente%20und%20Einstellungen/ahofmann/Anwendungsdaten/OpenOffice.org2/user/template/progbuch-vorlage.ott" meta:date="2007-05-23T10:10:31"/>
  </office:meta>
</office:document-meta>
</file>